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193" officeooo:paragraph-rsid="00097193"/>
    </style:style>
    <style:style style:name="P2" style:family="paragraph" style:parent-style-name="Standard">
      <style:text-properties officeooo:rsid="000a2dce" officeooo:paragraph-rsid="000a2dce"/>
    </style:style>
    <style:style style:name="P3" style:family="paragraph" style:parent-style-name="Standard">
      <style:text-properties officeooo:rsid="000af2e9" officeooo:paragraph-rsid="000af2e9"/>
    </style:style>
    <style:style style:name="P4" style:family="paragraph" style:parent-style-name="Standard">
      <style:text-properties officeooo:rsid="000b96e2" officeooo:paragraph-rsid="000b96e2"/>
    </style:style>
    <style:style style:name="P5" style:family="paragraph" style:parent-style-name="Standard">
      <style:text-properties officeooo:rsid="000dc567" officeooo:paragraph-rsid="000dc567"/>
    </style:style>
    <style:style style:name="P6" style:family="paragraph" style:parent-style-name="Standard">
      <style:text-properties officeooo:rsid="000ea59c" officeooo:paragraph-rsid="000ea59c"/>
    </style:style>
    <style:style style:name="P7" style:family="paragraph" style:parent-style-name="Standard">
      <style:text-properties officeooo:rsid="001071dd" officeooo:paragraph-rsid="001071dd"/>
    </style:style>
    <style:style style:name="P8" style:family="paragraph" style:parent-style-name="Standard">
      <style:text-properties officeooo:rsid="00122c48" officeooo:paragraph-rsid="00122c48"/>
    </style:style>
    <style:style style:name="P9" style:family="paragraph" style:parent-style-name="Standard">
      <style:text-properties officeooo:rsid="00122c48" officeooo:paragraph-rsid="001071dd"/>
    </style:style>
    <style:style style:name="P10" style:family="paragraph" style:parent-style-name="Standard">
      <style:text-properties officeooo:rsid="0012c3e8" officeooo:paragraph-rsid="0012c3e8"/>
    </style:style>
    <style:style style:name="P11" style:family="paragraph" style:parent-style-name="Standard">
      <style:text-properties officeooo:rsid="0012c3e8" officeooo:paragraph-rsid="0013ede5"/>
    </style:style>
    <style:style style:name="P12" style:family="paragraph" style:parent-style-name="Standard">
      <style:text-properties officeooo:rsid="0013d4a0" officeooo:paragraph-rsid="0013d4a0"/>
    </style:style>
    <style:style style:name="P13" style:family="paragraph" style:parent-style-name="Standard">
      <style:text-properties officeooo:rsid="0013ede5" officeooo:paragraph-rsid="0013ede5"/>
    </style:style>
    <style:style style:name="P14" style:family="paragraph" style:parent-style-name="Standard">
      <style:text-properties officeooo:rsid="00151cb1" officeooo:paragraph-rsid="00151cb1"/>
    </style:style>
    <style:style style:name="T1" style:family="text">
      <style:text-properties officeooo:rsid="000a2dce"/>
    </style:style>
    <style:style style:name="T2" style:family="text">
      <style:text-properties officeooo:rsid="000d327a"/>
    </style:style>
    <style:style style:name="T3" style:family="text">
      <style:text-properties officeooo:rsid="00111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portas e operações lógicas </text:p>
      <text:p text:style-name="P1">expressões lógicas </text:p>
      <text:p text:style-name="P1"/>
      <text:p text:style-name="P1">. <text:span text:style-name="T1">é AND </text:span></text:p>
      <text:p text:style-name="P2">+ é OUR</text:p>
      <text:p text:style-name="P2"/>
      <text:p text:style-name="P3">avaliação de uma expressão lógica </text:p>
      <text:p text:style-name="P3"/>
      <text:p text:style-name="P4">precedencia:</text:p>
      <text:p text:style-name="P4"><text:span text:style-name="T2">NOT</text:span>, AND, OUR</text:p>
      <text:p text:style-name="P4"/>
      <text:p text:style-name="P5">expressões lógicas </text:p>
      <text:p text:style-name="P5"/>
      <text:p text:style-name="P6">equivalências de funções lógicas </text:p>
      <text:p text:style-name="P7">conceito </text:p>
      <text:p text:style-name="P7">-<text:span text:style-name="T3">quando duas funções lógicas possuírem o mesmo resultado na sua tabela-verdade,esses circuitos serão considerados como equivalentes </text:span></text:p>
      <text:p text:style-name="P9"/>
      <text:p text:style-name="P14">1101</text:p>
      <text:p text:style-name="P14">1110</text:p>
      <text:p text:style-name="P14"/>
      <text:p text:style-name="P14">1100</text:p>
      <text:p text:style-name="P14">1111</text:p>
      <text:p text:style-name="P14"/>
      <text:p text:style-name="P14">1001</text:p>
      <text:p text:style-name="P14">1111</text:p>
      <text:p text:style-name="P14"/>
      <text:p text:style-name="P14"/>
      <text:p text:style-name="P14">0010</text:p>
      <text:p text:style-name="P14">0000</text:p>
      <text:p text:style-name="P14"/>
      <text:p text:style-name="P14">0010</text:p>
      <text:p text:style-name="P14">0110</text:p>
      <text:p text:style-name="P14">0110</text:p>
      <text:p text:style-name="P14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3:40:42.930000000</meta:creation-date>
    <dc:date>2024-01-08T19:24:25.355000000</dc:date>
    <meta:editing-duration>PT5H43M36S</meta:editing-duration>
    <meta:editing-cycles>1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3" meta:word-count="57" meta:character-count="366" meta:non-whitespace-character-count="323"/>
  </office:meta>
</office:document-meta>
</file>